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6cm" fo:min-width="2.56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2.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2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1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17cm" fo:min-width="3.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3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4" draw:id="id4" draw:layer="layout" svg:width="3.4cm" svg:height="1.1cm" svg:x="8.575cm" svg:y="1.3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5" draw:id="id5" draw:layer="layout" svg:width="3.2cm" svg:height="1.2cm" svg:x="8.675cm" svg:y="3.5cm">
          <text:p text:style-name="P1">count=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3.1cm" svg:height="1.1cm" svg:x="8.725cm" svg:y="5.6cm">
          <text:p text:style-name="P1">sum=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4" draw:text-style-name="P2" draw:layer="layout" svg:width="0.502cm" svg:height="0.962cm" svg:x="6.5cm" svg:y="13.1cm">
          <draw:text-box>
            <text:p/>
          </draw:text-box>
        </draw:frame>
        <draw:custom-shape draw:style-name="gr5" draw:text-style-name="P1" xml:id="id2" draw:id="id2" draw:layer="layout" svg:width="3.3cm" svg:height="1.1cm" svg:x="8.625cm" svg:y="12.5cm">
          <text:p text:style-name="P1">count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3.2cm" svg:height="2cm" svg:x="8.675cm" svg:y="8.45cm">
          <text:p text:style-name="P1">count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3" xml:id="id8" draw:id="id8" draw:layer="layout" svg:x1="10.275cm" svg:y1="10.45cm" svg:x2="10.275cm" svg:y2="12.5cm" draw:start-shape="id1" draw:start-glue-point="6" draw:end-shape="id2" draw:end-glue-point="4" svg:d="M10275 10450v2050" svg:viewBox="0 0 1 2051">
          <text:p/>
        </draw:connector>
        <draw:frame draw:style-name="gr8" draw:text-style-name="P2" draw:layer="layout" svg:width="1.285cm" svg:height="1.2cm" svg:x="11.8cm" svg:y="8.5cm">
          <draw:text-box>
            <text:p>Да</text:p>
          </draw:text-box>
        </draw:frame>
        <draw:frame draw:style-name="gr9" draw:text-style-name="P2" draw:layer="layout" svg:width="1.582cm" svg:height="0.962cm" svg:x="8.518cm" svg:y="10.238cm">
          <draw:text-box>
            <text:p>Нет</text:p>
          </draw:text-box>
        </draw:frame>
        <draw:connector draw:style-name="gr7" draw:text-style-name="P3" draw:layer="layout" svg:x1="11.875cm" svg:y1="9.45cm" svg:x2="14.45cm" svg:y2="9.45cm" draw:start-shape="id1" draw:start-glue-point="7" draw:end-shape="id3" draw:end-glue-point="5" svg:d="M11875 9450h2575" svg:viewBox="0 0 2576 1">
          <text:p/>
        </draw:connector>
        <draw:connector draw:style-name="gr7" draw:text-style-name="P3" draw:layer="layout" svg:x1="10.275cm" svg:y1="2.4cm" svg:x2="10.275cm" svg:y2="3.5cm" draw:start-shape="id4" draw:start-glue-point="6" draw:end-shape="id5" draw:end-glue-point="4" svg:d="M10275 2400v1100" svg:viewBox="0 0 1 1101">
          <text:p/>
        </draw:connector>
        <draw:connector draw:style-name="gr7" draw:text-style-name="P3" draw:layer="layout" svg:x1="10.275cm" svg:y1="4.7cm" svg:x2="10.275cm" svg:y2="5.6cm" draw:start-shape="id5" draw:start-glue-point="6" draw:end-shape="id6" svg:d="M10275 4700v900" svg:viewBox="0 0 1 901">
          <text:p/>
        </draw:connector>
        <draw:connector draw:style-name="gr7" draw:text-style-name="P3" draw:layer="layout" svg:x1="10.275cm" svg:y1="6.7cm" svg:x2="10.275cm" svg:y2="8.45cm" draw:start-shape="id6" draw:start-glue-point="6" draw:end-shape="id1" svg:d="M10275 6700v1750" svg:viewBox="0 0 1 1751">
          <text:p/>
        </draw:connector>
        <draw:custom-shape draw:style-name="gr1" draw:text-style-name="P1" xml:id="id9" draw:id="id9" draw:layer="layout" svg:width="3.4cm" svg:height="1.1cm" svg:x="14.55cm" svg:y="11.9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" xml:id="id3" draw:id="id3" draw:layer="layout" svg:width="3.6cm" svg:height="1.7cm" svg:x="14.45cm" svg:y="8.6cm">
          <text:p text:style-name="P1">Вывод su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" xml:id="id7" draw:id="id7" draw:layer="layout" svg:width="3.6cm" svg:height="1.1cm" svg:x="8.475cm" svg:y="14.5cm">
          <text:p text:style-name="P1">sum+=sum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3" draw:layer="layout" svg:x1="10.275cm" svg:y1="13.6cm" svg:x2="10.275cm" svg:y2="14.5cm" draw:start-shape="id2" draw:start-glue-point="6" draw:end-shape="id7" draw:end-glue-point="4" svg:d="M10275 13600v900" svg:viewBox="0 0 1 901">
          <text:p/>
        </draw:connector>
        <draw:connector draw:style-name="gr7" draw:text-style-name="P3" draw:layer="layout" svg:x1="10.275cm" svg:y1="15.6cm" svg:x2="10.275cm" svg:y2="11.475cm" draw:start-shape="id7" draw:start-glue-point="6" draw:end-shape="id8" draw:end-glue-point="0" svg:d="M10275 15600v502h2301v-4627h-2301" svg:viewBox="0 0 2302 4628">
          <text:p/>
        </draw:connector>
        <draw:connector draw:style-name="gr7" draw:text-style-name="P3" draw:layer="layout" svg:x1="16.25cm" svg:y1="10.2cm" svg:x2="16.25cm" svg:y2="11.9cm" draw:start-shape="id3" draw:start-glue-point="6" draw:end-shape="id9" draw:end-glue-point="4" svg:d="M16250 10200v1700" svg:viewBox="0 0 1 1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21:42:13.731072118</meta:creation-date>
    <dc:date>2021-06-23T12:18:56.190799213</dc:date>
    <meta:editing-duration>PT14H56S</meta:editing-duration>
    <meta:editing-cycles>7</meta:editing-cycles>
    <meta:generator>LibreOffice/6.4.7.2$Linux_X86_64 LibreOffice_project/40$Build-2</meta:generator>
    <meta:document-statistic meta:object-count="19"/>
  </office:meta>
</office:document-meta>
</file>